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4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52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106.43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3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808080" style:text-align-source="fix" style:repeat-content="false" fo:border="1.7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wrap-option="wrap" style:vertical-align="middle"/>
    </style:style>
    <style:style style:name="T1" style:family="text">
      <style:text-properties fo:color="#4c4c4c"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F45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9"/>
        <table:table-column table:style-name="co5" table:default-cell-style-name="ce25"/>
        <table:table-column table:style-name="co6" table:default-cell-style-name="ce25"/>
        <table:table-column table:style-name="co4" table:number-columns-repeated="1018" table:default-cell-style-name="Default"/>
        <table:table-row table:style-name="ro1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>
            <text:p>Repas/apéro</text:p>
          </table:table-cell>
          <table:table-cell table:style-name="ce23" office:value-type="string" calcext:value-type="string">
            <text:p>Désignation de la recette</text:p>
          </table:table-cell>
          <table:table-cell table:style-name="ce27" office:value-type="string" calcext:value-type="string">
            <text:p>Date</text:p>
          </table:table-cell>
          <table:table-cell table:style-name="ce23" office:value-type="string" calcext:value-type="string">
            <text:p>Prénom et nom du cuisinier</text:p>
          </table:table-cell>
          <table:table-cell table:style-name="ce23" office:value-type="string" calcext:value-type="string">
            <text:p>Convives</text:p>
          </table:table-cell>
          <table:table-cell table:style-name="ce31" table:number-columns-repeated="1017"/>
          <table:table-cell table:style-name="ce33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Ratatouille niçoise</text:p>
          </table:table-cell>
          <table:table-cell table:style-name="ce28" office:value-type="date" office:date-value="2020-07-08" calcext:value-type="date">
            <text:p>08/07/20</text:p>
          </table:table-cell>
          <table:table-cell table:style-name="ce24" office:value-type="string" calcext:value-type="string">
            <text:p>Marie-Sarah Laroche</text:p>
          </table:table-cell>
          <table:table-cell table:style-name="ce24" office:value-type="string" calcext:value-type="string">
            <text:p>Marie-Sarah et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]+1" office:value-type="float" office:value="2" calcext:value-type="float">
            <text:p>2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7-13" calcext:value-type="date">
            <text:p>13/07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]+1" office:value-type="float" office:value="3" calcext:value-type="float">
            <text:p>3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Dahl d’été</text:p>
          </table:table-cell>
          <table:table-cell table:style-name="ce28" office:value-type="date" office:date-value="2020-07-25" calcext:value-type="date">
            <text:p>25/07/20</text:p>
          </table:table-cell>
          <table:table-cell table:style-name="ce24" office:value-type="string" calcext:value-type="string">
            <text:p>Bruno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]+1" office:value-type="float" office:value="4" calcext:value-type="float">
            <text:p>4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8-03" calcext:value-type="date">
            <text:p>03/08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Olivia, Méline, Aaro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5]+1" office:value-type="float" office:value="5" calcext:value-type="float">
            <text:p>5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Lentilles carottes</text:p>
          </table:table-cell>
          <table:table-cell table:style-name="ce28" office:value-type="date" office:date-value="2020-09-19" calcext:value-type="date">
            <text:p>19/09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6]+1" office:value-type="float" office:value="6" calcext:value-type="float">
            <text:p>6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 la betterave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7]+1" office:value-type="float" office:value="7" calcext:value-type="float">
            <text:p>7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Brochettes-apéro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8]+1" office:value-type="float" office:value="8" calcext:value-type="float">
            <text:p>8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9]+1" office:value-type="float" office:value="9" calcext:value-type="float">
            <text:p>9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0]+1" office:value-type="float" office:value="10" calcext:value-type="float">
            <text:p>10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endiv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1]+1" office:value-type="float" office:value="11" calcext:value-type="float">
            <text:p>1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2]+1" office:value-type="float" office:value="12" calcext:value-type="float">
            <text:p>1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3]+1" office:value-type="float" office:value="13" calcext:value-type="float">
            <text:p>1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mme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4]+1" office:value-type="float" office:value="14" calcext:value-type="float">
            <text:p>14</text:p>
          </table:table-cell>
          <table:table-cell table:style-name="ce24" office:value-type="string" calcext:value-type="string">
            <text:p>Début confinement</text:p>
          </table:table-cell>
          <table:table-cell table:style-name="ce24" office:value-type="string" calcext:value-type="string">
            <text:p>Arrêt des rencontres culinaires</text:p>
          </table:table-cell>
          <table:table-cell table:style-name="ce28" office:value-type="date" office:date-value="2020-10-30" calcext:value-type="date">
            <text:p>30/10/20</text:p>
          </table:table-cell>
          <table:table-cell table:style-name="ce30"/>
          <table:table-cell table:style-name="ce30" office:value-type="string" calcext:value-type="string">
            <text:p>Covid 19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5]+1" office:value-type="float" office:value="15" calcext:value-type="float">
            <text:p>1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roug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6]+1" office:value-type="float" office:value="16" calcext:value-type="float">
            <text:p>16</text:p>
          </table:table-cell>
          <table:table-cell table:style-name="ce24" office:value-type="string" calcext:value-type="string">
            <text:p>Apéro-dégustation</text:p>
          </table:table-cell>
          <table:table-cell table:style-name="ce26" office:value-type="string" calcext:value-type="string">
            <text:p><text:span text:style-name="T1">Houmous de haricots rouges</text:span>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7]+1" office:value-type="float" office:value="17" calcext:value-type="float">
            <text:p>1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8]+1" office:value-type="float" office:value="18" calcext:value-type="float">
            <text:p>1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2-12" calcext:value-type="date">
            <text:p>12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9]+1" office:value-type="float" office:value="19" calcext:value-type="float">
            <text:p>1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0]+1" office:value-type="float" office:value="20" calcext:value-type="float">
            <text:p>2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1]+1" office:value-type="float" office:value="21" calcext:value-type="float">
            <text:p>2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2]+1" office:value-type="float" office:value="22" calcext:value-type="float">
            <text:p>2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3]+1" office:value-type="float" office:value="23" calcext:value-type="float">
            <text:p>2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4]+1" office:value-type="float" office:value="24" calcext:value-type="float">
            <text:p>24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5]+1" office:value-type="float" office:value="25" calcext:value-type="float">
            <text:p>2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hubarbe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6]+1" office:value-type="float" office:value="26" calcext:value-type="float">
            <text:p>26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7]+1" office:value-type="float" office:value="27" calcext:value-type="float">
            <text:p>2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8]+1" office:value-type="float" office:value="28" calcext:value-type="float">
            <text:p>2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9]+1" office:value-type="float" office:value="29" calcext:value-type="float">
            <text:p>2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0]+1" office:value-type="float" office:value="30" calcext:value-type="float">
            <text:p>3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Mirabelle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1]+1" office:value-type="float" office:value="31" calcext:value-type="float">
            <text:p>3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Goulasch</text:p>
          </table:table-cell>
          <table:table-cell table:style-name="ce28" office:value-type="date" office:date-value="2021-08-19" calcext:value-type="date">
            <text:p>19/08/21</text:p>
          </table:table-cell>
          <table:table-cell table:style-name="ce24" office:value-type="string" calcext:value-type="string">
            <text:p>Édina CZEDULA</text:p>
          </table:table-cell>
          <table:table-cell table:style-name="ce24" office:value-type="string" calcext:value-type="string">
            <text:p>Philippe, <text:s/>Édina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2]+1" office:value-type="float" office:value="32" calcext:value-type="float">
            <text:p>3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Mirabelles (2ème version)</text:p>
          </table:table-cell>
          <table:table-cell table:style-name="ce28" office:value-type="date" office:date-value="2021-09-11" calcext:value-type="date">
            <text:p>11/09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c et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3]+1" office:value-type="float" office:value="33" calcext:value-type="float">
            <text:p>3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4]+1" office:value-type="float" office:value="34" calcext:value-type="float">
            <text:p>34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5]+1" office:value-type="float" office:value="35" calcext:value-type="float">
            <text:p>3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6]+1" office:value-type="float" office:value="36" calcext:value-type="float">
            <text:p>36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7]+1" office:value-type="float" office:value="37" calcext:value-type="float">
            <text:p>3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Pommes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8]+1" office:value-type="float" office:value="38" calcext:value-type="float">
            <text:p>3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1-11-13" calcext:value-type="date">
            <text:p>13/1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Florian, Trista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9]+1" office:value-type="float" office:value="39" calcext:value-type="float">
            <text:p>3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11-13" calcext:value-type="date">
            <text:p>13/1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Florian, Trista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0]+1" office:value-type="float" office:value="40" calcext:value-type="float">
            <text:p>4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mmes</text:p>
          </table:table-cell>
          <table:table-cell table:style-name="ce28" office:value-type="date" office:date-value="2021-11-13" calcext:value-type="date">
            <text:p>13/1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Florian, Trista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1]+1" office:value-type="float" office:value="41" calcext:value-type="float">
            <text:p>4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1-11-13" calcext:value-type="date">
            <text:p>13/11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Florian, Trista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2]+1" office:value-type="float" office:value="42" calcext:value-type="float">
            <text:p>4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11-13" calcext:value-type="date">
            <text:p>13/11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Florian, Trista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3]+1" office:value-type="float" office:value="43" calcext:value-type="float">
            <text:p>43</text:p>
          </table:table-cell>
          <table:table-cell table:style-name="ce24" table:number-columns-repeated="2"/>
          <table:table-cell table:style-name="ce28"/>
          <table:table-cell table:style-name="ce24" table:number-columns-repeated="2"/>
          <table:table-cell table:style-name="ce32" table:number-columns-repeated="1017"/>
          <table:table-cell/>
        </table:table-row>
        <table:table-row table:style-name="ro2">
          <table:table-cell table:style-name="ce24" table:formula="of:=[.A44]+1" office:value-type="float" office:value="44" calcext:value-type="float">
            <text:p>44</text:p>
          </table:table-cell>
          <table:table-cell table:style-name="ce24" table:number-columns-repeated="2"/>
          <table:table-cell table:style-name="ce28"/>
          <table:table-cell table:style-name="ce24" table:number-columns-repeated="2"/>
          <table:table-cell table:style-name="ce32" table:number-columns-repeated="1017"/>
          <table:table-cell/>
        </table:table-row>
        <table:table-row table:style-name="ro2" table:number-rows-repeated="2">
          <table:table-cell table:style-name="Default" table:number-columns-repeated="6"/>
          <table:table-cell table:style-name="ce32" table:number-columns-repeated="1017"/>
          <table:table-cell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 lors des rencontres culinaires</text:span></text:p>
      </style:header>
      <style:header-left style:display="false"/>
      <style:footer>
        <style:region-left>
          <text:p>imprimé le <text:date style:data-style-name="N2" text:date-value="2021-11-15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2:18:20.382525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1-11-15T12:26:28.406322716</dc:date>
    <meta:editing-duration>PT1H54M51S</meta:editing-duration>
    <meta:editing-cycles>24</meta:editing-cycles>
    <meta:generator>LibreOffice/6.0.7.3$Linux_X86_64 LibreOffice_project/00m0$Build-3</meta:generator>
    <meta:print-date>2021-11-15T12:27:35.956708739</meta:print-date>
    <meta:document-statistic meta:table-count="1" meta:cell-count="259" meta:object-count="0"/>
  </office:meta>
</office:document-meta>
</file>